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" fo:language="it" fo:country="IT" officeooo:rsid="000ecb34" officeooo:paragraph-rsid="000ecb34"/>
    </style:style>
    <style:style style:name="P2" style:family="paragraph" style:parent-style-name="Standard">
      <style:paragraph-properties fo:text-align="center" style:justify-single-word="false"/>
      <style:text-properties style:font-name="Courier" fo:language="it" fo:country="IT" officeooo:rsid="000ecb34" officeooo:paragraph-rsid="004c64ed"/>
    </style:style>
    <style:style style:name="P3" style:family="paragraph" style:parent-style-name="Standard">
      <style:paragraph-properties fo:text-align="start" style:justify-single-word="false"/>
      <style:text-properties style:font-name="Courier" fo:language="it" fo:country="IT" officeooo:rsid="000ecb34" officeooo:paragraph-rsid="000f27b6"/>
    </style:style>
    <style:style style:name="P4" style:family="paragraph" style:parent-style-name="Standard">
      <style:paragraph-properties fo:text-align="start" style:justify-single-word="false"/>
      <style:text-properties style:font-name="Courier" fo:language="it" fo:country="IT" officeooo:rsid="000ecb34" officeooo:paragraph-rsid="0096ad55"/>
    </style:style>
    <style:style style:name="P5" style:family="paragraph" style:parent-style-name="Standard">
      <style:paragraph-properties fo:text-align="start" style:justify-single-word="false"/>
      <style:text-properties style:font-name="Courier" fo:language="it" fo:country="IT" officeooo:rsid="000ecb34" officeooo:paragraph-rsid="000fb6f4"/>
    </style:style>
    <style:style style:name="P6" style:family="paragraph" style:parent-style-name="Standard">
      <style:paragraph-properties fo:text-align="start" style:justify-single-word="false"/>
      <style:text-properties style:font-name="Courier" fo:language="it" fo:country="IT" officeooo:rsid="000fb6f4" officeooo:paragraph-rsid="000fb6f4"/>
    </style:style>
    <style:style style:name="P7" style:family="paragraph" style:parent-style-name="Standard">
      <style:paragraph-properties fo:text-align="start" style:justify-single-word="false"/>
      <style:text-properties style:font-name="Courier" fo:language="it" fo:country="IT" officeooo:rsid="000fb6f4" officeooo:paragraph-rsid="001af841"/>
    </style:style>
    <style:style style:name="P8" style:family="paragraph" style:parent-style-name="Standard">
      <style:paragraph-properties fo:text-align="start" style:justify-single-word="false"/>
      <style:text-properties style:font-name="Courier" fo:language="it" fo:country="IT" officeooo:rsid="000fb6f4" officeooo:paragraph-rsid="001dd48f"/>
    </style:style>
    <style:style style:name="P9" style:family="paragraph" style:parent-style-name="Standard">
      <style:paragraph-properties fo:text-align="start" style:justify-single-word="false"/>
      <style:text-properties style:font-name="Courier" fo:language="it" fo:country="IT" officeooo:rsid="00280ea4" officeooo:paragraph-rsid="00280ea4"/>
    </style:style>
    <style:style style:name="P10" style:family="paragraph" style:parent-style-name="Standard">
      <style:paragraph-properties fo:text-align="start" style:justify-single-word="false"/>
      <style:text-properties style:font-name="Courier" fo:language="it" fo:country="IT" officeooo:rsid="0096ad55" officeooo:paragraph-rsid="0096ad55"/>
    </style:style>
    <style:style style:name="P11" style:family="paragraph" style:parent-style-name="Standard">
      <style:paragraph-properties fo:text-align="start" style:justify-single-word="false"/>
      <style:text-properties style:font-name="Courier" fo:language="it" fo:country="IT" officeooo:rsid="0096ad55" officeooo:paragraph-rsid="0010ae5c"/>
    </style:style>
    <style:style style:name="P12" style:family="paragraph" style:parent-style-name="Standard">
      <style:paragraph-properties fo:text-align="start" style:justify-single-word="false"/>
      <style:text-properties style:font-name="Courier" fo:language="it" fo:country="IT" officeooo:rsid="0096ad55" officeooo:paragraph-rsid="0097ece6"/>
    </style:style>
    <style:style style:name="P13" style:family="paragraph" style:parent-style-name="Standard">
      <style:paragraph-properties fo:text-align="start" style:justify-single-word="false"/>
      <style:text-properties style:font-name="Courier" fo:language="it" fo:country="IT" officeooo:rsid="0096ad55" officeooo:paragraph-rsid="0099e3c7"/>
    </style:style>
    <style:style style:name="P14" style:family="paragraph" style:parent-style-name="Standard">
      <style:paragraph-properties fo:text-align="start" style:justify-single-word="false"/>
      <style:text-properties style:font-name="Courier" fo:language="it" fo:country="IT" officeooo:rsid="002b27cd" officeooo:paragraph-rsid="0058fb63"/>
    </style:style>
    <style:style style:name="P15" style:family="paragraph" style:parent-style-name="Standard">
      <style:paragraph-properties fo:text-align="start" style:justify-single-word="false"/>
      <style:text-properties style:font-name="Courier" fo:language="it" fo:country="IT" officeooo:rsid="002b27cd" officeooo:paragraph-rsid="0096ad55"/>
    </style:style>
    <style:style style:name="P16" style:family="paragraph" style:parent-style-name="Standard">
      <style:paragraph-properties fo:text-align="start" style:justify-single-word="false"/>
      <style:text-properties style:font-name="Courier" fo:language="it" fo:country="IT" officeooo:rsid="002b27cd" officeooo:paragraph-rsid="0097a553"/>
    </style:style>
    <style:style style:name="P17" style:family="paragraph" style:parent-style-name="Standard">
      <style:paragraph-properties fo:text-align="start" style:justify-single-word="false"/>
      <style:text-properties style:font-name="Courier" fo:language="it" fo:country="IT" officeooo:rsid="000f27b6" officeooo:paragraph-rsid="000f27b6"/>
    </style:style>
    <style:style style:name="P18" style:family="paragraph" style:parent-style-name="Standard">
      <style:paragraph-properties fo:text-align="start" style:justify-single-word="false"/>
      <style:text-properties style:font-name="Courier" fo:language="it" fo:country="IT" officeooo:rsid="000f27b6" officeooo:paragraph-rsid="0096ad55"/>
    </style:style>
    <style:style style:name="P19" style:family="paragraph" style:parent-style-name="Standard">
      <style:paragraph-properties fo:text-align="start" style:justify-single-word="false"/>
      <style:text-properties style:font-name="Courier" fo:language="it" fo:country="IT" officeooo:rsid="000f27b6" officeooo:paragraph-rsid="002b27cd"/>
    </style:style>
    <style:style style:name="P20" style:family="paragraph" style:parent-style-name="Standard">
      <style:paragraph-properties fo:text-align="start" style:justify-single-word="false"/>
      <style:text-properties style:font-name="Courier" fo:language="it" fo:country="IT" officeooo:rsid="000f27b6" officeooo:paragraph-rsid="0097ece6"/>
    </style:style>
    <style:style style:name="P21" style:family="paragraph" style:parent-style-name="Standard">
      <style:paragraph-properties fo:text-align="start" style:justify-single-word="false"/>
      <style:text-properties style:font-name="Courier" fo:language="it" fo:country="IT" officeooo:rsid="000f27b6" officeooo:paragraph-rsid="0099e3c7"/>
    </style:style>
    <style:style style:name="P22" style:family="paragraph" style:parent-style-name="Standard">
      <style:paragraph-properties fo:text-align="start" style:justify-single-word="false"/>
      <style:text-properties style:font-name="Courier" fo:language="it" fo:country="IT" officeooo:rsid="0010ae5c" officeooo:paragraph-rsid="0010ae5c"/>
    </style:style>
    <style:style style:name="P23" style:family="paragraph" style:parent-style-name="Standard">
      <style:paragraph-properties fo:text-align="start" style:justify-single-word="false"/>
      <style:text-properties style:font-name="Courier" fo:language="it" fo:country="IT" officeooo:rsid="0010ae5c" officeooo:paragraph-rsid="0096ad55"/>
    </style:style>
    <style:style style:name="P24" style:family="paragraph" style:parent-style-name="Standard">
      <style:paragraph-properties fo:text-align="start" style:justify-single-word="false"/>
      <style:text-properties style:font-name="Courier" fo:language="it" fo:country="IT" officeooo:rsid="0010ae5c" officeooo:paragraph-rsid="005dd0f0"/>
    </style:style>
    <style:style style:name="P25" style:family="paragraph" style:parent-style-name="Standard">
      <style:paragraph-properties fo:text-align="start" style:justify-single-word="false"/>
      <style:text-properties style:font-name="Courier" fo:language="it" fo:country="IT" fo:font-weight="normal" officeooo:rsid="002b27cd" officeooo:paragraph-rsid="0097ece6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ourier" fo:language="it" fo:country="IT" fo:font-weight="normal" officeooo:rsid="001fba76" officeooo:paragraph-rsid="006efca1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ourier" fo:language="it" fo:country="IT" fo:font-weight="normal" officeooo:rsid="002a6744" officeooo:paragraph-rsid="006efca1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ourier" fo:language="it" fo:country="IT" officeooo:rsid="001172ef" officeooo:paragraph-rsid="0011d07a"/>
    </style:style>
    <style:style style:name="P29" style:family="paragraph" style:parent-style-name="Standard">
      <style:paragraph-properties fo:text-align="start" style:justify-single-word="false"/>
      <style:text-properties style:font-name="Courier" fo:language="it" fo:country="IT" officeooo:rsid="001172ef" officeooo:paragraph-rsid="0097a553"/>
    </style:style>
    <style:style style:name="P30" style:family="paragraph" style:parent-style-name="Standard">
      <style:paragraph-properties fo:text-align="start" style:justify-single-word="false"/>
      <style:text-properties style:font-name="Courier" fo:language="it" fo:country="IT" officeooo:rsid="001172ef" officeooo:paragraph-rsid="001172ef"/>
    </style:style>
    <style:style style:name="P31" style:family="paragraph" style:parent-style-name="Standard">
      <style:paragraph-properties fo:text-align="start" style:justify-single-word="false"/>
      <style:text-properties style:font-name="Courier" fo:language="it" fo:country="IT" officeooo:rsid="001172ef" officeooo:paragraph-rsid="0097ece6"/>
    </style:style>
    <style:style style:name="P32" style:family="paragraph" style:parent-style-name="Standard">
      <style:paragraph-properties fo:text-align="start" style:justify-single-word="false"/>
      <style:text-properties style:font-name="Courier" fo:language="it" fo:country="IT" officeooo:rsid="001fba76" officeooo:paragraph-rsid="001172ef"/>
    </style:style>
    <style:style style:name="P33" style:family="paragraph" style:parent-style-name="Standard">
      <style:paragraph-properties fo:text-align="start" style:justify-single-word="false"/>
      <style:text-properties style:font-name="Courier" fo:language="it" fo:country="IT" officeooo:rsid="001fba76" officeooo:paragraph-rsid="006efca1"/>
    </style:style>
    <style:style style:name="P34" style:family="paragraph" style:parent-style-name="Standard">
      <style:paragraph-properties fo:text-align="start" style:justify-single-word="false"/>
      <style:text-properties style:font-name="Courier" fo:language="it" fo:country="IT" officeooo:rsid="001fba76" officeooo:paragraph-rsid="008ca214"/>
    </style:style>
    <style:style style:name="P35" style:family="paragraph" style:parent-style-name="Standard">
      <style:paragraph-properties fo:text-align="start" style:justify-single-word="false"/>
      <style:text-properties style:font-name="Courier" fo:language="it" fo:country="IT" officeooo:rsid="0011d07a" officeooo:paragraph-rsid="00618ce1"/>
    </style:style>
    <style:style style:name="P36" style:family="paragraph" style:parent-style-name="Standard">
      <style:paragraph-properties fo:text-align="start" style:justify-single-word="false"/>
      <style:text-properties style:font-name="Courier" fo:language="it" fo:country="IT" officeooo:rsid="00618ce1" officeooo:paragraph-rsid="0097ece6"/>
    </style:style>
    <style:style style:name="P37" style:family="paragraph" style:parent-style-name="Standard">
      <style:paragraph-properties fo:text-align="start" style:justify-single-word="false"/>
      <style:text-properties style:font-name="Courier" fo:language="it" fo:country="IT" officeooo:rsid="00618ce1" officeooo:paragraph-rsid="00618ce1"/>
    </style:style>
    <style:style style:name="P38" style:family="paragraph" style:parent-style-name="Standard">
      <style:paragraph-properties fo:text-align="start" style:justify-single-word="false"/>
      <style:text-properties style:font-name="Courier" fo:language="it" fo:country="IT" officeooo:rsid="00174843" officeooo:paragraph-rsid="002b27cd"/>
    </style:style>
    <style:style style:name="P39" style:family="paragraph" style:parent-style-name="Standard">
      <style:paragraph-properties fo:text-align="start" style:justify-single-word="false"/>
      <style:text-properties style:font-name="Courier" fo:language="it" fo:country="IT" officeooo:rsid="00174843" officeooo:paragraph-rsid="00701af4"/>
    </style:style>
    <style:style style:name="P40" style:family="paragraph" style:parent-style-name="Standard">
      <style:paragraph-properties fo:text-align="start" style:justify-single-word="false"/>
      <style:text-properties style:font-name="Courier" fo:language="it" fo:country="IT" officeooo:rsid="00174843" officeooo:paragraph-rsid="00315336"/>
    </style:style>
    <style:style style:name="P41" style:family="paragraph" style:parent-style-name="Standard">
      <style:paragraph-properties fo:text-align="start" style:justify-single-word="false"/>
      <style:text-properties style:font-name="Courier" fo:language="it" fo:country="IT" officeooo:rsid="00174843" officeooo:paragraph-rsid="006e02b5"/>
    </style:style>
    <style:style style:name="P42" style:family="paragraph" style:parent-style-name="Standard">
      <style:paragraph-properties fo:text-align="start" style:justify-single-word="false"/>
      <style:text-properties style:font-name="Courier" fo:language="it" fo:country="IT" officeooo:rsid="00174843" officeooo:paragraph-rsid="0032e3ca"/>
    </style:style>
    <style:style style:name="P43" style:family="paragraph" style:parent-style-name="Standard">
      <style:text-properties style:font-name="Courier" fo:language="it" fo:country="IT" officeooo:rsid="006a2dbc" officeooo:paragraph-rsid="0097ece6"/>
    </style:style>
    <style:style style:name="P44" style:family="paragraph" style:parent-style-name="Standard">
      <style:paragraph-properties fo:text-align="start" style:justify-single-word="false"/>
      <style:text-properties style:font-name="Courier" fo:language="it" fo:country="IT" officeooo:rsid="006a2dbc" officeooo:paragraph-rsid="0097ece6"/>
    </style:style>
    <style:style style:name="P45" style:family="paragraph" style:parent-style-name="Standard">
      <style:paragraph-properties fo:text-align="start" style:justify-single-word="false"/>
      <style:text-properties style:font-name="Courier" fo:language="it" fo:country="IT" officeooo:rsid="006a2dbc" officeooo:paragraph-rsid="0099e3c7"/>
    </style:style>
    <style:style style:name="P46" style:family="paragraph" style:parent-style-name="Standard">
      <style:paragraph-properties fo:text-align="start" style:justify-single-word="false"/>
      <style:text-properties style:font-name="Courier" fo:language="it" fo:country="IT" officeooo:rsid="006a2dbc" officeooo:paragraph-rsid="002b27cd"/>
    </style:style>
    <style:style style:name="P47" style:family="paragraph" style:parent-style-name="Standard">
      <style:paragraph-properties fo:text-align="start" style:justify-single-word="false"/>
      <style:text-properties style:font-name="Courier" fo:language="it" fo:country="IT" officeooo:rsid="0017b5f8" officeooo:paragraph-rsid="006aacd2"/>
    </style:style>
    <style:style style:name="P48" style:family="paragraph" style:parent-style-name="Standard">
      <style:paragraph-properties fo:text-align="start" style:justify-single-word="false"/>
      <style:text-properties style:font-name="Courier" fo:language="it" fo:country="IT" officeooo:rsid="001cf21b" officeooo:paragraph-rsid="002b27cd"/>
    </style:style>
    <style:style style:name="P49" style:family="paragraph" style:parent-style-name="Standard">
      <style:paragraph-properties fo:text-align="start" style:justify-single-word="false"/>
      <style:text-properties style:font-name="Courier" fo:language="it" fo:country="IT" officeooo:rsid="006efca1" officeooo:paragraph-rsid="006efca1"/>
    </style:style>
    <style:style style:name="P50" style:family="paragraph" style:parent-style-name="Standard">
      <style:paragraph-properties fo:text-align="start" style:justify-single-word="false"/>
      <style:text-properties style:font-name="Courier" fo:language="it" fo:country="IT" officeooo:rsid="0034f64b" officeooo:paragraph-rsid="0034f64b"/>
    </style:style>
    <style:style style:name="P51" style:family="paragraph" style:parent-style-name="Standard">
      <style:paragraph-properties fo:text-align="start" style:justify-single-word="false"/>
      <style:text-properties style:font-name="Courier" fo:language="it" fo:country="IT" fo:font-weight="bold" officeooo:rsid="002a6744" officeooo:paragraph-rsid="002b27cd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Courier" fo:language="it" fo:country="IT" officeooo:rsid="0020f7d3" officeooo:paragraph-rsid="002b27cd"/>
    </style:style>
    <style:style style:name="P53" style:family="paragraph" style:parent-style-name="Standard">
      <style:paragraph-properties fo:text-align="start" style:justify-single-word="false"/>
      <style:text-properties style:font-name="Courier" fo:language="it" fo:country="IT" officeooo:rsid="0021bcbb" officeooo:paragraph-rsid="002b27cd"/>
    </style:style>
    <style:style style:name="P54" style:family="paragraph" style:parent-style-name="Standard">
      <style:paragraph-properties fo:text-align="start" style:justify-single-word="false"/>
      <style:text-properties style:font-name="Courier" fo:language="it" fo:country="IT" officeooo:rsid="003a1882" officeooo:paragraph-rsid="002b27cd"/>
    </style:style>
    <style:style style:name="P55" style:family="paragraph" style:parent-style-name="Standard">
      <style:paragraph-properties fo:text-align="start" style:justify-single-word="false"/>
      <style:text-properties style:text-position="sub 58%" style:font-name="Courier" fo:language="it" fo:country="IT" fo:font-weight="normal" officeooo:rsid="002b27cd" officeooo:paragraph-rsid="002e886d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language="it" fo:country="IT" officeooo:paragraph-rsid="0091d599"/>
    </style:style>
    <style:style style:name="P57" style:family="paragraph" style:parent-style-name="Standard">
      <style:paragraph-properties fo:text-align="start" style:justify-single-word="false"/>
      <style:text-properties fo:language="it" fo:country="IT" officeooo:paragraph-rsid="0097ece6"/>
    </style:style>
    <style:style style:name="P58" style:family="paragraph" style:parent-style-name="Standard">
      <style:paragraph-properties fo:text-align="start" style:justify-single-word="false"/>
      <style:text-properties fo:language="it" fo:country="IT" officeooo:paragraph-rsid="0099e3c7"/>
    </style:style>
    <style:style style:name="P59" style:family="paragraph" style:parent-style-name="Standard">
      <style:paragraph-properties fo:text-align="start" style:justify-single-word="false"/>
      <style:text-properties style:font-name="Courier" fo:language="it" fo:country="IT" officeooo:rsid="0097ece6" officeooo:paragraph-rsid="0099e3c7"/>
    </style:style>
    <style:style style:name="P60" style:family="paragraph" style:parent-style-name="Standard">
      <style:paragraph-properties fo:text-align="start" style:justify-single-word="false"/>
      <style:text-properties style:font-name="Courier" fo:language="it" fo:country="IT" officeooo:rsid="0099e3c7" officeooo:paragraph-rsid="0099e3c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f841" style:font-weight-asian="bold" style:font-weight-complex="bold"/>
    </style:style>
    <style:style style:name="T3" style:family="text">
      <style:text-properties fo:font-weight="bold" officeooo:rsid="0024be47" style:font-weight-asian="bold" style:font-weight-complex="bold"/>
    </style:style>
    <style:style style:name="T4" style:family="text">
      <style:text-properties fo:font-weight="bold" officeooo:rsid="0027a999" style:font-weight-asian="bold" style:font-weight-complex="bold"/>
    </style:style>
    <style:style style:name="T5" style:family="text">
      <style:text-properties fo:font-weight="bold" officeooo:rsid="00280ea4" style:font-weight-asian="bold" style:font-weight-complex="bold"/>
    </style:style>
    <style:style style:name="T6" style:family="text">
      <style:text-properties fo:font-weight="bold" officeooo:rsid="000f27b6" style:font-weight-asian="bold" style:font-weight-complex="bold"/>
    </style:style>
    <style:style style:name="T7" style:family="text">
      <style:text-properties fo:font-weight="bold" officeooo:rsid="00376432" style:font-weight-asian="bold" style:font-weight-complex="bold"/>
    </style:style>
    <style:style style:name="T8" style:family="text">
      <style:text-properties fo:font-weight="bold" officeooo:rsid="00510840" style:font-weight-asian="bold" style:font-weight-complex="bold"/>
    </style:style>
    <style:style style:name="T9" style:family="text">
      <style:text-properties fo:font-weight="bold" officeooo:rsid="004c64ed" style:font-weight-asian="bold" style:font-weight-complex="bold"/>
    </style:style>
    <style:style style:name="T10" style:family="text">
      <style:text-properties fo:font-weight="bold" officeooo:rsid="005b970c" style:font-weight-asian="bold" style:font-weight-complex="bold"/>
    </style:style>
    <style:style style:name="T11" style:family="text">
      <style:text-properties fo:font-weight="bold" officeooo:rsid="00611612" style:font-weight-asian="bold" style:font-weight-complex="bold"/>
    </style:style>
    <style:style style:name="T12" style:family="text">
      <style:text-properties fo:font-weight="bold" officeooo:rsid="006a2dbc" style:font-weight-asian="bold" style:font-weight-complex="bold"/>
    </style:style>
    <style:style style:name="T13" style:family="text">
      <style:text-properties fo:font-weight="bold" officeooo:rsid="0017b5f8" style:font-weight-asian="bold" style:font-weight-complex="bold"/>
    </style:style>
    <style:style style:name="T14" style:family="text">
      <style:text-properties fo:font-weight="bold" officeooo:rsid="0072808d" style:font-weight-asian="bold" style:font-weight-complex="bold"/>
    </style:style>
    <style:style style:name="T15" style:family="text">
      <style:text-properties fo:font-weight="bold" officeooo:rsid="0073deae" style:font-weight-asian="bold" style:font-weight-complex="bold"/>
    </style:style>
    <style:style style:name="T16" style:family="text">
      <style:text-properties fo:font-weight="bold" officeooo:rsid="0078ce57" style:font-weight-asian="bold" style:font-weight-complex="bold"/>
    </style:style>
    <style:style style:name="T17" style:family="text">
      <style:text-properties fo:font-weight="bold" officeooo:rsid="007b485a" style:font-weight-asian="bold" style:font-weight-complex="bold"/>
    </style:style>
    <style:style style:name="T18" style:family="text">
      <style:text-properties fo:font-weight="bold" officeooo:rsid="006e02b5" style:font-weight-asian="bold" style:font-weight-complex="bold"/>
    </style:style>
    <style:style style:name="T19" style:family="text">
      <style:text-properties fo:font-weight="bold" officeooo:rsid="00901317" style:font-weight-asian="bold" style:font-weight-complex="bold"/>
    </style:style>
    <style:style style:name="T20" style:family="text">
      <style:text-properties fo:font-weight="bold" officeooo:rsid="0096ad55" style:font-weight-asian="bold" style:font-weight-complex="bold"/>
    </style:style>
    <style:style style:name="T21" style:family="text">
      <style:text-properties fo:font-weight="bold" officeooo:rsid="009c00d1" style:font-weight-asian="bold" style:font-weight-complex="bold"/>
    </style:style>
    <style:style style:name="T22" style:family="text">
      <style:text-properties officeooo:rsid="000f27b6"/>
    </style:style>
    <style:style style:name="T23" style:family="text">
      <style:text-properties officeooo:rsid="000fb6f4"/>
    </style:style>
    <style:style style:name="T24" style:family="text">
      <style:text-properties officeooo:rsid="0010ae5c"/>
    </style:style>
    <style:style style:name="T25" style:family="text">
      <style:text-properties officeooo:rsid="0011d07a"/>
    </style:style>
    <style:style style:name="T26" style:family="text">
      <style:text-properties officeooo:rsid="0017fd6f"/>
    </style:style>
    <style:style style:name="T27" style:family="text">
      <style:text-properties officeooo:rsid="001af841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7a999" style:font-weight-asian="normal" style:font-weight-complex="normal"/>
    </style:style>
    <style:style style:name="T30" style:family="text">
      <style:text-properties fo:font-weight="normal" officeooo:rsid="001af841" style:font-weight-asian="normal" style:font-weight-complex="normal"/>
    </style:style>
    <style:style style:name="T31" style:family="text">
      <style:text-properties fo:font-weight="normal" officeooo:rsid="005dd0f0" style:font-weight-asian="normal" style:font-weight-complex="normal"/>
    </style:style>
    <style:style style:name="T32" style:family="text">
      <style:text-properties officeooo:rsid="002954e5"/>
    </style:style>
    <style:style style:name="T33" style:family="text">
      <style:text-properties officeooo:rsid="0017b5f8"/>
    </style:style>
    <style:style style:name="T34" style:family="text">
      <style:text-properties officeooo:rsid="002a9ad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officeooo:rsid="002a6744"/>
    </style:style>
    <style:style style:name="T37" style:family="text">
      <style:text-properties officeooo:rsid="002b27cd"/>
    </style:style>
    <style:style style:name="T38" style:family="text">
      <style:text-properties style:text-position="super 58%" fo:font-weight="bold" style:font-weight-asian="bold" style:font-weight-complex="bold"/>
    </style:style>
    <style:style style:name="T39" style:family="text">
      <style:text-properties style:text-position="super 58%" fo:font-weight="bold" officeooo:rsid="006a2dbc" style:font-weight-asian="bold" style:font-weight-complex="bold"/>
    </style:style>
    <style:style style:name="T40" style:family="text">
      <style:text-properties style:text-position="super 58%" fo:font-weight="bold" officeooo:rsid="006a3e70" style:font-weight-asian="bold" style:font-weight-complex="bold"/>
    </style:style>
    <style:style style:name="T41" style:family="text">
      <style:text-properties style:text-position="super 58%" fo:font-weight="bold" officeooo:rsid="006e02b5" style:font-weight-asian="bold" style:font-weight-complex="bold"/>
    </style:style>
    <style:style style:name="T42" style:family="text">
      <style:text-properties style:text-position="super 58%" fo:font-weight="bold" officeooo:rsid="0087e8ca" style:font-weight-asian="bold" style:font-weight-complex="bold"/>
    </style:style>
    <style:style style:name="T43" style:family="text">
      <style:text-properties style:text-position="sub 58%" fo:font-weight="bold" officeooo:rsid="0078566f" style:font-weight-asian="bold" style:font-weight-complex="bold"/>
    </style:style>
    <style:style style:name="T44" style:family="text">
      <style:text-properties style:text-position="sub 58%" fo:font-weight="normal" officeooo:rsid="002b27cd" style:font-weight-asian="normal" style:font-weight-complex="normal"/>
    </style:style>
    <style:style style:name="T45" style:family="text">
      <style:text-properties style:text-position="sub 58%" fo:font-weight="normal" officeooo:rsid="005dd0f0" style:font-weight-asian="normal" style:font-weight-complex="normal"/>
    </style:style>
    <style:style style:name="T46" style:family="text">
      <style:text-properties style:text-position="sub 58%" officeooo:rsid="008ca214"/>
    </style:style>
    <style:style style:name="T47" style:family="text">
      <style:text-properties style:text-position="0% 100%" fo:font-weight="normal" officeooo:rsid="00701af4" style:font-weight-asian="normal" style:font-weight-complex="normal"/>
    </style:style>
    <style:style style:name="T48" style:family="text">
      <style:text-properties style:text-position="0% 100%" fo:font-weight="normal" officeooo:rsid="0096ad55" style:font-weight-asian="normal" style:font-weight-complex="normal"/>
    </style:style>
    <style:style style:name="T49" style:family="text">
      <style:text-properties style:text-position="0% 100%" fo:font-weight="normal" officeooo:rsid="0097a553" style:font-weight-asian="normal" style:font-weight-complex="normal"/>
    </style:style>
    <style:style style:name="T50" style:family="text">
      <style:text-properties style:text-position="0% 100%" fo:font-weight="bold" officeooo:rsid="00376432" style:font-weight-asian="bold" style:font-weight-complex="bold"/>
    </style:style>
    <style:style style:name="T51" style:family="text">
      <style:text-properties style:text-position="0% 100%" style:text-underline-style="solid" style:text-underline-width="auto" style:text-underline-color="font-color" fo:font-weight="normal" officeooo:rsid="00701af4" style:font-weight-asian="normal" style:font-weight-complex="normal"/>
    </style:style>
    <style:style style:name="T52" style:family="text">
      <style:text-properties style:text-position="0% 100%" style:text-underline-style="solid" style:text-underline-width="auto" style:text-underline-color="font-color" fo:font-weight="normal" officeooo:rsid="0097a553" style:font-weight-asian="normal" style:font-weight-complex="normal"/>
    </style:style>
    <style:style style:name="T53" style:family="text">
      <style:text-properties style:text-position="0% 100%" officeooo:rsid="0096ad55"/>
    </style:style>
    <style:style style:name="T54" style:family="text">
      <style:text-properties style:text-position="0% 100%" officeooo:rsid="0097a553"/>
    </style:style>
    <style:style style:name="T55" style:family="text">
      <style:text-properties style:text-position="0% 100%" officeooo:rsid="0097ece6"/>
    </style:style>
    <style:style style:name="T56" style:family="text">
      <style:text-properties style:text-position="0% 100%" style:font-name="Courier" style:text-underline-style="solid" style:text-underline-width="auto" style:text-underline-color="font-color" fo:font-weight="normal" officeooo:rsid="00701af4" style:font-weight-asian="normal" style:font-weight-complex="normal"/>
    </style:style>
    <style:style style:name="T57" style:family="text">
      <style:text-properties style:text-position="0% 100%" style:font-name="Courier" style:text-underline-style="solid" style:text-underline-width="auto" style:text-underline-color="font-color" fo:font-weight="normal" officeooo:rsid="0097a553" style:font-weight-asian="normal" style:font-weight-complex="normal"/>
    </style:style>
    <style:style style:name="T58" style:family="text">
      <style:text-properties style:text-position="0% 100%" style:font-name="Courier" fo:font-weight="normal" officeooo:rsid="00701af4" style:font-weight-asian="normal" style:font-weight-complex="normal"/>
    </style:style>
    <style:style style:name="T59" style:family="text">
      <style:text-properties officeooo:rsid="0033f667"/>
    </style:style>
    <style:style style:name="T60" style:family="text">
      <style:text-properties officeooo:rsid="0034f64b"/>
    </style:style>
    <style:style style:name="T61" style:family="text">
      <style:text-properties officeooo:rsid="0024be47"/>
    </style:style>
    <style:style style:name="T62" style:family="text">
      <style:text-properties officeooo:rsid="004c64ed"/>
    </style:style>
    <style:style style:name="T63" style:family="text">
      <style:text-properties officeooo:rsid="00510840"/>
    </style:style>
    <style:style style:name="T64" style:family="text">
      <style:text-properties officeooo:rsid="0054644b"/>
    </style:style>
    <style:style style:name="T65" style:family="text">
      <style:text-properties officeooo:rsid="00555850"/>
    </style:style>
    <style:style style:name="T66" style:family="text">
      <style:text-properties officeooo:rsid="005b970c"/>
    </style:style>
    <style:style style:name="T67" style:family="text">
      <style:text-properties officeooo:rsid="005dd0f0"/>
    </style:style>
    <style:style style:name="T68" style:family="text">
      <style:text-properties officeooo:rsid="00611612"/>
    </style:style>
    <style:style style:name="T69" style:family="text">
      <style:text-properties officeooo:rsid="00666933"/>
    </style:style>
    <style:style style:name="T70" style:family="text">
      <style:text-properties officeooo:rsid="0067f779"/>
    </style:style>
    <style:style style:name="T71" style:family="text">
      <style:text-properties officeooo:rsid="006a2dbc"/>
    </style:style>
    <style:style style:name="T72" style:family="text">
      <style:text-properties officeooo:rsid="006e02b5"/>
    </style:style>
    <style:style style:name="T73" style:family="text">
      <style:text-properties officeooo:rsid="006efca1"/>
    </style:style>
    <style:style style:name="T74" style:family="text">
      <style:text-properties officeooo:rsid="001cf21b"/>
    </style:style>
    <style:style style:name="T75" style:family="text">
      <style:text-properties officeooo:rsid="00701af4"/>
    </style:style>
    <style:style style:name="T76" style:family="text">
      <style:text-properties style:font-name="Courier" officeooo:rsid="0017b5f8"/>
    </style:style>
    <style:style style:name="T77" style:family="text">
      <style:text-properties style:font-name="Courier" officeooo:rsid="006a2dbc"/>
    </style:style>
    <style:style style:name="T78" style:family="text">
      <style:text-properties style:font-name="Courier" officeooo:rsid="0091d599"/>
    </style:style>
    <style:style style:name="T79" style:family="text">
      <style:text-properties style:font-name="Courier" fo:font-weight="bold" officeooo:rsid="006a2dbc" style:font-weight-asian="bold" style:font-weight-complex="bold"/>
    </style:style>
    <style:style style:name="T80" style:family="text">
      <style:text-properties style:font-name="Courier" fo:font-weight="bold" officeooo:rsid="0091d599" style:font-weight-asian="bold" style:font-weight-complex="bold"/>
    </style:style>
    <style:style style:name="T81" style:family="text">
      <style:text-properties style:font-name="Courier" fo:font-weight="bold" officeooo:rsid="0017b5f8" style:font-weight-asian="bold" style:font-weight-complex="bold"/>
    </style:style>
    <style:style style:name="T82" style:family="text">
      <style:text-properties style:font-name="Courier" officeooo:rsid="00936a0b"/>
    </style:style>
    <style:style style:name="T83" style:family="text">
      <style:text-properties style:font-name="Courier" officeooo:rsid="0097a553"/>
    </style:style>
    <style:style style:name="T84" style:family="text">
      <style:text-properties style:font-name="Courier" officeooo:rsid="0097ece6"/>
    </style:style>
    <style:style style:name="T85" style:family="text">
      <style:text-properties style:font-name="Courier" officeooo:rsid="0010ae5c"/>
    </style:style>
    <style:style style:name="T86" style:family="text">
      <style:text-properties officeooo:rsid="0072808d"/>
    </style:style>
    <style:style style:name="T87" style:family="text">
      <style:text-properties officeooo:rsid="0073deae"/>
    </style:style>
    <style:style style:name="T88" style:family="text">
      <style:text-properties officeooo:rsid="007b485a"/>
    </style:style>
    <style:style style:name="T89" style:family="text">
      <style:text-properties officeooo:rsid="00814639"/>
    </style:style>
    <style:style style:name="T90" style:family="text">
      <style:text-properties officeooo:rsid="008ac49f"/>
    </style:style>
    <style:style style:name="T91" style:family="text">
      <style:text-properties officeooo:rsid="0091d599"/>
    </style:style>
    <style:style style:name="T92" style:family="text">
      <style:text-properties officeooo:rsid="0096ad55"/>
    </style:style>
    <style:style style:name="T93" style:family="text">
      <style:text-properties style:text-underline-style="solid" style:text-underline-width="auto" style:text-underline-color="font-color" officeooo:rsid="00701af4"/>
    </style:style>
    <style:style style:name="T94" style:family="text">
      <style:text-properties officeooo:rsid="0097a553"/>
    </style:style>
    <style:style style:name="T95" style:family="text">
      <style:text-properties officeooo:rsid="0097ec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ame di <text:span text:style-name="T1">Architetture degli Elaboratori</text:span> - <text:span text:style-name="T62">18</text:span>/0<text:span text:style-name="T62">2</text:span>/2021</text:p>
      <text:p text:style-name="P1"/>
      <text:p text:style-name="P1">A.A. 2020-21</text:p>
      <text:p text:style-name="P1"/>
      <text:p text:style-name="P2">Cognome e Nome __________________ <text:s text:c="5"/>Matricola ___________</text:p>
      <text:p text:style-name="P2"/>
      <text:p text:style-name="P2">Parte <text:span text:style-name="T21">seconda</text:span> (<text:span text:style-name="T61">tempo: </text:span><text:span text:style-name="T3">5</text:span><text:span text:style-name="T21">5</text:span><text:span text:style-name="T3"> </text:span><text:span text:style-name="T1">m</text:span><text:span text:style-name="T3">inuti</text:span>)</text:p>
      <text:p text:style-name="P1"/>
      <text:p text:style-name="P3"/>
      <text:p text:style-name="P6"><text:span text:style-name="T27">Per</text:span> tutta <text:span text:style-name="T32">la </text:span>verifica, <text:span text:style-name="T1">N</text:span> sarà uguale alle <text:span text:style-name="T27">cinque o </text:span>sei cifre del numero d<text:span text:style-name="T26">ella</text:span> matricola dello studente<text:span text:style-name="T27">, dapprima</text:span> <text:span text:style-name="T27">privata di eventuali lettere, e poi trascritta</text:span> <text:span text:style-name="T26">nel verso opposto aggiungendo infine zeri fino a raggiungere un numero di sei cifre</text:span>.</text:p>
      <text:p text:style-name="P7">Es.: se la matricola è <text:span text:style-name="T27">2</text:span>37424, allora <text:span text:style-name="T1">N = 42473</text:span><text:span text:style-name="T2">2</text:span></text:p>
      <text:p text:style-name="P9"><text:span text:style-name="T2"><text:s/></text:span><text:span text:style-name="T1"><text:s text:c="4"/></text:span><text:span text:style-name="T29">se la matricola è 237</text:span><text:span text:style-name="T28">4</text:span><text:span text:style-name="T29">00, allora </text:span><text:span text:style-name="T4">N = </text:span><text:span text:style-name="T1">4</text:span><text:span text:style-name="T4">732</text:span><text:span text:style-name="T1">00</text:span></text:p>
      <text:p text:style-name="P8"><text:span text:style-name="T27"><text:s text:c="5"/>se </text:span>la matricola è <text:span text:style-name="T27">I-</text:span>37424, allora <text:span text:style-name="T1">N = 42473</text:span><text:span text:style-name="T5">0</text:span><text:span text:style-name="T30">.</text:span> <text:s/></text:p>
      <text:p text:style-name="P6"/>
      <text:p text:style-name="P6"/>
      <text:p text:style-name="P35"><text:span text:style-name="T1">6.</text:span> <text:span text:style-name="T68">Un codice </text:span><text:span text:style-name="T11">non binario</text:span><text:span text:style-name="T68"> a </text:span><text:span text:style-name="T11">lunghezza fissa</text:span><text:span text:style-name="T68"> definito sull'alfabeto A = {0,1,...,9} è progettato per trasmettere parole di 6 simboli. Le codifiche sono costituite dai 6 simboli in questione più i simboli costituenti la somma algebrica dei primi 6 simboli. Questa infatti viene adoperata dal ricevitore per eseguire un semplice controllo di correttezza prima di accettare o meno la parola.</text:span></text:p>
      <text:p text:style-name="P31">a) Di quanti simboli si compone ogni codifica? <text:span text:style-name="T51">RIS</text:span><text:span text:style-name="T52">POSTA</text:span>: ________</text:p>
      <text:p text:style-name="P36">b) Qual è la codifica della parola N? <text:span text:style-name="T51">RIS</text:span><text:span text:style-name="T52">POSTA</text:span>: ________</text:p>
      <text:p text:style-name="P37">c) [FACOLTATIVA: RISPONDERE DOPO AVERE RISPOSTO A TUTTE LE ALTRE<text:tab/> DOMANDE] Esiste un sottoinsieme di parole la cui probabilità di essere erroneamente accettate dal ricevitore è massima?<text:span text:style-name="T95"> </text:span></text:p>
      <text:p text:style-name="P19"/>
      <text:p text:style-name="P25"><text:span text:style-name="T53">[</text:span><text:span text:style-name="T54">spiegare </text:span><text:span text:style-name="T55">eventualmente solo la c)</text:span><text:span text:style-name="T53">]</text:span></text:p>
      <text:p text:style-name="P19"/>
      <text:p text:style-name="P38"/>
      <text:p text:style-name="P38"><text:span text:style-name="T1">7.</text:span> Un<text:span text:style-name="T34"> </text:span>bus <text:span text:style-name="T69">seriale trasmette pacchetti di M bit</text:span>, in cui M <text:span text:style-name="T69">è </text:span>la cifra più significativa in N<text:span text:style-name="T70">. Se la banda passante del bus è di N B/s ("N Byte per secondo"), </text:span>qual è <text:span text:style-name="T70">il numero massimo di pacchetti che il bus</text:span> considerat<text:span text:style-name="T34">o riesce a recapitare in un secondo se il tempo per l'invio di ogni pacchetto e il tempo di attesa prima di inviare il successivo pacchetto sono identici</text:span>?</text:p>
      <text:p text:style-name="P19"/>
      <text:p text:style-name="P12">[mostrare i calcoli per quanto possibile]</text:p>
      <text:p text:style-name="P12"/>
      <text:p text:style-name="P20"><text:span text:style-name="T93">RISULTATO</text:span><text:span text:style-name="T75">: _______________</text:span></text:p>
      <text:p text:style-name="P19"/>
      <text:p text:style-name="P38"/>
      <text:p text:style-name="P56"><text:span text:style-name="T81">8.</text:span><text:span text:style-name="T76"> </text:span><text:span text:style-name="T78">Sia</text:span><text:span text:style-name="T77"> M la cifra più significativa </text:span><text:span text:style-name="T78">in N. Volendo</text:span><text:span text:style-name="T77"> utilizzare </text:span><text:span text:style-name="T79">M input digitali</text:span><text:span text:style-name="T77"> e </text:span><text:span text:style-name="T79">M output digitali</text:span><text:span text:style-name="T77"> su</text:span><text:span text:style-name="T78">l</text:span><text:span text:style-name="T77"> processore AVR a 8</text:span><text:span text:style-name="T78"> </text:span><text:span text:style-name="T77">bit</text:span><text:span text:style-name="T78"> in una </text:span><text:span text:style-name="T77">Arduino UNO</text:span><text:span text:style-name="T78">,</text:span></text:p>
      <text:p text:style-name="P57"><text:span text:style-name="T83">a</text:span><text:span text:style-name="T78">) </text:span><text:span text:style-name="T77">qual è il </text:span><text:span text:style-name="T79">numero minimo di porte</text:span><text:span text:style-name="T77"> del microcontrollore che </text:span><text:span text:style-name="T78">occorre</text:span><text:span text:style-name="T77"> occupare?</text:span><text:span text:style-name="T84"> </text:span><text:span text:style-name="T56">RIS</text:span><text:span text:style-name="T57">POSTA</text:span><text:span text:style-name="T58">:</text:span><text:span text:style-name="T85"> ________</text:span></text:p>
      <text:p text:style-name="P57"><text:soft-page-break/><text:span text:style-name="T83">b</text:span><text:span text:style-name="T78">) </text:span><text:span text:style-name="T80">q</text:span><text:span text:style-name="T79">uanti registri</text:span><text:span text:style-name="T77"> di memoria </text:span><text:span text:style-name="T78">occorre</text:span><text:span text:style-name="T77"> modificare per impostare </text:span><text:span text:style-name="T82">la</text:span><text:span text:style-name="T77"> porta</text:span><text:span text:style-name="T82"> (o le port</text:span><text:span text:style-name="T77">e</text:span><text:span text:style-name="T82">)</text:span><text:span text:style-name="T77">?</text:span><text:span text:style-name="T84"> </text:span><text:span text:style-name="T56">RIS</text:span><text:span text:style-name="T57">POSTA</text:span><text:span text:style-name="T58">:</text:span><text:span text:style-name="T85"> ________</text:span></text:p>
      <text:p text:style-name="P56"><text:span text:style-name="T78">M</text:span><text:span text:style-name="T77">otivare </text:span><text:span text:style-name="T78">in modo sintetico </text:span><text:span text:style-name="T77">l</text:span><text:span text:style-name="T78">e</text:span><text:span text:style-name="T77"> rispost</text:span><text:span text:style-name="T78">e</text:span><text:span text:style-name="T77">.</text:span></text:p>
      <text:p text:style-name="P43"/>
      <text:p text:style-name="P43"><text:span text:style-name="T95">[M</text:span>otivare <text:span text:style-name="T91">in modo sintetico </text:span>l<text:span text:style-name="T91">e</text:span> rispost<text:span text:style-name="T91">e]</text:span></text:p>
      <text:p text:style-name="P47"/>
      <text:p text:style-name="P47"/>
      <text:p text:style-name="P47"><text:span text:style-name="T1">9.</text:span> <text:span text:style-name="T71">In un'architettura a 32 bit, una memoria cache ad accesso diretto è formata da </text:span><text:span text:style-name="T12">2</text:span><text:span text:style-name="T39">10</text:span><text:span text:style-name="T40">+</text:span><text:span text:style-name="T39">M</text:span><text:span text:style-name="T12"> entry</text:span><text:span text:style-name="T71"> ciascuna di 16 Byte, in cui M è la cifra più significativa in N. Quanto è esteso il campo TAG presente in ogni entry, che com'è noto contiene la parte più significativa dell'indirizzo di memoria (in questo caso a 32 bit)?</text:span></text:p>
      <text:p text:style-name="P19"/>
      <text:p text:style-name="P57"><text:span text:style-name="T56">RIS</text:span><text:span text:style-name="T57">POSTA</text:span><text:span text:style-name="T58">:</text:span><text:span text:style-name="T85"> ________</text:span></text:p>
      <text:p text:style-name="P44"/>
      <text:p text:style-name="P44"><text:span text:style-name="T95">[M</text:span>otivare <text:span text:style-name="T91">in modo sintetico </text:span>l<text:span text:style-name="T95">a</text:span> rispost<text:span text:style-name="T95">a]</text:span></text:p>
      <text:p text:style-name="P39"/>
      <text:p text:style-name="P40"/>
      <text:p text:style-name="P41"><text:span text:style-name="T13">10.</text:span><text:span text:style-name="T33"> Un ISA (Instruction Set Architecture) a </text:span><text:span text:style-name="T13">16 bit</text:span><text:span text:style-name="T33"> di un processore contenente </text:span><text:span text:style-name="T13">16 registri</text:span><text:span text:style-name="T33"> dedicati al calcolo di operazioni a due operatori, rende disponibili </text:span><text:span text:style-name="T13">M istruzioni aritmetiche a tre argomenti</text:span><text:span text:style-name="T33">, ciascuna contraddistinta da un proprio codice operativo. M è la cifra più significativa in N. I tre argomenti rappresentano l'etichetta del registro in cui depositare il risultato, l'etichetta del registro da cui leggere il primo operatore e una costante numerica che rappresenta il secondo operatore. In assenza di ulteriori funzionalità nell'istruzione macchina, quanti bit restano al massimo liberi per memorizzare la costante numerica?</text:span></text:p>
      <text:p text:style-name="P42"/>
      <text:p text:style-name="P58"><text:span text:style-name="T56">RIS</text:span><text:span text:style-name="T57">POSTA</text:span><text:span text:style-name="T58">:</text:span><text:span text:style-name="T85"> ________</text:span></text:p>
      <text:p text:style-name="P45"/>
      <text:p text:style-name="P45"><text:span text:style-name="T95">[M</text:span>otivare <text:span text:style-name="T91">in modo sintetico </text:span>l<text:span text:style-name="T95">a</text:span> rispost<text:span text:style-name="T95">a]</text:span></text:p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6T19:02:29.861084455</meta:creation-date>
    <dc:date>2021-02-11T15:23:32.111709526</dc:date>
    <meta:editing-duration>PT7H15M25S</meta:editing-duration>
    <meta:editing-cycles>78</meta:editing-cycles>
    <meta:generator>LibreOffice/5.1.6.2$Linux_X86_64 LibreOffice_project/10m0$Build-2</meta:generator>
    <meta:print-date>2021-02-10T17:24:12.624913132</meta:print-date>
    <meta:document-statistic meta:table-count="0" meta:image-count="0" meta:object-count="0" meta:page-count="2" meta:paragraph-count="27" meta:word-count="519" meta:character-count="3208" meta:non-whitespace-character-count="2697"/>
  </office:meta>
</office:document-meta>
</file>